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ec9a"/>
    </style:style>
    <style:style style:name="P2" style:family="paragraph" style:parent-style-name="Standard">
      <style:text-properties officeooo:rsid="0016ec9a" officeooo:paragraph-rsid="0016ec9a"/>
    </style:style>
    <style:style style:name="P3" style:family="paragraph" style:parent-style-name="Standard">
      <style:text-properties officeooo:paragraph-rsid="001720ce"/>
    </style:style>
    <style:style style:name="T1" style:family="text">
      <style:text-properties officeooo:rsid="0016ec9a"/>
    </style:style>
    <style:style style:name="T2" style:family="text">
      <style:text-properties officeooo:rsid="001720ce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 officeooo:rsid="00172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en pour webdev <text:s/>: <text:s/></text:span><text:a xlink:type="simple" xlink:href="https://e1895078.webdev.cmaisonneuve.qc.ca/TP2-FORUM-MVC/index.php"><text:span text:style-name="T1">https://e1895078.webdev.cmaisonneuve.qc.ca/TP2-FORUM-MVC/index.php</text:span></text:a></text:p>
      <text:p text:style-name="P2"/>
      <text:p text:style-name="P2">login admin : redaj82</text:p>
      <text:p text:style-name="P2"/>
      <text:p text:style-name="P2">mot de pass admin : 123456</text:p>
      <text:p text:style-name="P2"/>
      <text:p text:style-name="P2"/>
      <text:p text:style-name="P3"><text:span text:style-name="T2">login non admin: </text:span><text:span text:style-name="T3">dianec56</text:span><text:span text:style-name="T2"> </text:span></text:p>
      <text:p text:style-name="P3"><text:span text:style-name="T2">mot de pass : 123456</text:span></text:p>
      <text:p text:style-name="P3"><text:span text:style-name="T2"/></text:p>
      <text:p text:style-name="P3"><text:span text:style-name="T2">login utilisateur banni : </text:span><text:span text:style-name="T3">michelp57</text:span><text:span text:style-name="T2"> </text:span></text:p>
      <text:p text:style-name="P3"><text:span text:style-name="T2">mot de passe : 123456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e29a214-2bbed72-0621de6-a97528c-8f066d</meta:generator>
    <dc:date>2018-10-26T17:11:34.89</dc:date>
    <meta:document-statistic meta:table-count="0" meta:image-count="0" meta:object-count="0" meta:page-count="1" meta:paragraph-count="7" meta:word-count="34" meta:character-count="237" meta:non-whitespace-character-count="206"/>
    <meta:user-defined meta:name="Info 1"/>
    <meta:user-defined meta:name="Info 2"/>
    <meta:user-defined meta:name="Info 3"/>
    <meta:user-defined meta:name="Info 4"/>
  </office:meta>
</office:document-meta>
</file>